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1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0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86cm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06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45cm" fo:min-width="2.088cm" fo:padding-top="0.175cm" fo:padding-bottom="0.175cm" fo:padding-left="0.3cm" fo:padding-right="0.3cm" fo:wrap-option="wrap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5" style:family="paragraph">
      <loext:graphic-properties draw:fill="none"/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IPAゴシック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875cm" svg:height="2.156cm" svg:x="4.225cm" svg:y="0.9cm">
          <draw:text-box>
            <text:p><text:span text:style-name="T1">w_o</text:span></text:p>
          </draw:text-box>
        </draw:frame>
        <draw:frame draw:style-name="gr2" draw:text-style-name="P1" draw:layer="layout" svg:width="2.3cm" svg:height="1.736cm" svg:x="0cm" svg:y="4.586cm">
          <draw:text-box>
            <text:p><text:span text:style-name="T1">y_h</text:span></text:p>
          </draw:text-box>
        </draw:frame>
        <draw:line draw:style-name="gr3" draw:text-style-name="P2" draw:layer="layout" svg:x1="5cm" svg:y1="1.7cm" svg:x2="5cm" svg:y2="3cm">
          <text:p/>
        </draw:line>
        <draw:line draw:style-name="gr3" draw:text-style-name="P2" draw:layer="layout" svg:x1="1.5cm" svg:y1="5cm" svg:x2="3.3cm" svg:y2="5cm">
          <text:p/>
        </draw:line>
        <draw:frame draw:style-name="gr4" draw:text-style-name="P3" draw:layer="layout" svg:width="0.775cm" svg:height="0.7cm" svg:x="3.225cm" svg:y="4.6cm">
          <draw:text-box>
            <text:p><text:span text:style-name="T2">x</text:span></text:p>
          </draw:text-box>
        </draw:frame>
        <draw:frame draw:style-name="gr4" draw:text-style-name="P3" draw:layer="layout" svg:width="0.775cm" svg:height="0.7cm" svg:x="4.6cm" svg:y="3cm">
          <draw:text-box>
            <text:p><text:span text:style-name="T2">y</text:span></text:p>
          </draw:text-box>
        </draw:frame>
        <draw:line draw:style-name="gr3" draw:text-style-name="P2" draw:layer="layout" svg:x1="16.1cm" svg:y1="6.9cm" svg:x2="16.1cm" svg:y2="8.6cm">
          <text:p/>
        </draw:line>
        <draw:frame draw:style-name="gr5" draw:text-style-name="P1" draw:layer="layout" svg:width="7.7cm" svg:height="1.356cm" svg:x="12.4cm" svg:y="8.5cm">
          <draw:text-box>
            <text:p><text:span text:style-name="T1">y_o = softmax(y_h</text:span><text:span text:style-name="T1">・</text:span><text:span text:style-name="T1">w_o+b_o)</text:span></text:p>
          </draw:text-box>
        </draw:frame>
        <draw:custom-shape draw:style-name="gr6" draw:text-style-name="P5" draw:layer="layout" svg:width="3.8cm" svg:height="3.809cm" svg:x="3.2cm" svg:y="3cm">
          <text:p text:style-name="P4"><text:span text:style-name="T3">mat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875cm" svg:height="2.156cm" svg:x="9.726cm" svg:y="0.926cm">
          <draw:text-box>
            <text:p><text:span text:style-name="T1">b_o</text:span></text:p>
          </draw:text-box>
        </draw:frame>
        <draw:line draw:style-name="gr3" draw:text-style-name="P2" draw:layer="layout" svg:x1="10.501cm" svg:y1="1.726cm" svg:x2="10.501cm" svg:y2="3.026cm">
          <text:p/>
        </draw:line>
        <draw:line draw:style-name="gr3" draw:text-style-name="P2" draw:layer="layout" svg:x1="7.001cm" svg:y1="5.026cm" svg:x2="8.801cm" svg:y2="5.026cm">
          <text:p/>
        </draw:line>
        <draw:frame draw:style-name="gr4" draw:text-style-name="P3" draw:layer="layout" svg:width="0.775cm" svg:height="0.7cm" svg:x="8.726cm" svg:y="4.626cm">
          <draw:text-box>
            <text:p><text:span text:style-name="T2">x</text:span></text:p>
          </draw:text-box>
        </draw:frame>
        <draw:frame draw:style-name="gr4" draw:text-style-name="P3" draw:layer="layout" svg:width="0.775cm" svg:height="0.7cm" svg:x="10.101cm" svg:y="3.026cm">
          <draw:text-box>
            <text:p><text:span text:style-name="T2">y</text:span></text:p>
          </draw:text-box>
        </draw:frame>
        <draw:custom-shape draw:style-name="gr6" draw:text-style-name="P5" draw:layer="layout" svg:width="3.8cm" svg:height="3.809cm" svg:x="8.701cm" svg:y="3.026cm">
          <text:p text:style-name="P4"><text:span text:style-name="T3">ad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2.502cm" svg:y1="5.052cm" svg:x2="14.302cm" svg:y2="5.052cm">
          <text:p/>
        </draw:line>
        <draw:frame draw:style-name="gr4" draw:text-style-name="P3" draw:layer="layout" svg:width="0.775cm" svg:height="0.7cm" svg:x="14.227cm" svg:y="4.652cm">
          <draw:text-box>
            <text:p><text:span text:style-name="T2">x</text:span></text:p>
          </draw:text-box>
        </draw:frame>
        <draw:custom-shape draw:style-name="gr6" draw:text-style-name="P5" draw:layer="layout" svg:width="3.8cm" svg:height="3.809cm" svg:x="14.202cm" svg:y="3.052cm">
          <text:p text:style-name="P4"><text:span text:style-name="T3">softma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1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1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8T19:02:31.518126146</dc:date>
    <meta:editing-duration>PT39M56S</meta:editing-duration>
    <meta:editing-cycles>27</meta:editing-cycles>
    <meta:generator>LibreOffice/6.4.5.2$Linux_X86_64 LibreOffice_project/40$Build-2</meta:generator>
    <meta:document-statistic meta:object-count="18"/>
  </office:meta>
</office:document-meta>
</file>